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f045" officeooo:paragraph-rsid="0008f045"/>
    </style:style>
    <style:style style:name="P2" style:family="paragraph" style:parent-style-name="Standard">
      <style:text-properties officeooo:rsid="000ac89d" officeooo:paragraph-rsid="000ac89d"/>
    </style:style>
    <style:style style:name="P3" style:family="paragraph" style:parent-style-name="Standard">
      <style:text-properties officeooo:rsid="000b048f" officeooo:paragraph-rsid="000b048f"/>
    </style:style>
    <style:style style:name="P4" style:family="paragraph" style:parent-style-name="Standard">
      <style:text-properties officeooo:rsid="000deeaf" officeooo:paragraph-rsid="000deeaf"/>
    </style:style>
    <style:style style:name="P5" style:family="paragraph" style:parent-style-name="Standard">
      <style:text-properties officeooo:rsid="000df299" officeooo:paragraph-rsid="000df299"/>
    </style:style>
    <style:style style:name="P6" style:family="paragraph" style:parent-style-name="Standard">
      <style:paragraph-properties fo:break-before="page"/>
      <style:text-properties officeooo:rsid="0008f045" officeooo:paragraph-rsid="0008f04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c9bda" style:font-weight-asian="normal" style:font-weight-complex="normal"/>
    </style:style>
    <style:style style:name="T4" style:family="text">
      <style:text-properties officeooo:rsid="000b048f"/>
    </style:style>
    <style:style style:name="T5" style:family="text">
      <style:text-properties officeooo:rsid="000c9b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AR Menu:</text:p>
      <text:p text:style-name="P2"><text:tab/><text:span text:style-name="T4">EJECT ID – Ejects ID in event of failure</text:span></text:p>
      <text:p text:style-name="P2"><text:tab/>ADMIN – Must enter password to continue, cooldown after 4 incorrect attempts 1 minute</text:p>
      <text:p text:style-name="P2"><text:tab/><text:span text:style-name="T4">Requires admin key to be present, double sided PDF417. Audit log purposes.</text:span></text:p>
      <text:p text:style-name="P2"><text:tab/><text:tab/>RESET – Restarts application</text:p>
      <text:p text:style-name="P2"><text:tab/><text:tab/>OVERRIDE – Gets user past portion of application if deemed appropriate</text:p>
      <text:p text:style-name="P2"><text:tab/><text:tab/><text:tab/>Instances such as ID is correct but machine is acting up</text:p>
      <text:p text:style-name="P2"><text:tab/><text:tab/><text:tab/>Not available unless at authentication stage</text:p>
      <text:p text:style-name="P2"><text:tab/><text:tab/><text:tab/>AUTHENTICATION – Skips authentication and goes to pin entering</text:p>
      <text:p text:style-name="P2"><text:tab/><text:tab/><text:tab/>PIN CODE – Skips pin code if it has been forgotten</text:p>
      <text:p text:style-name="P2"><text:tab/><text:tab/><text:tab/><text:tab/>Not available unless at pin stage</text:p>
      <text:p text:style-name="P2"><text:tab/><text:tab/>POWER OPTIONS</text:p>
      <text:p text:style-name="P2"><text:tab/><text:tab/><text:tab/>SHUT DOWN – Shuts down the machine</text:p>
      <text:p text:style-name="P2"><text:tab/><text:tab/><text:tab/>RESTART – Restarts the machine</text:p>
      <text:p text:style-name="P2"><text:tab/><text:tab/><text:tab/>SCREEN SAVER – Shows the machine in rest state</text:p>
      <text:p text:style-name="P2"><text:tab/><text:tab/><text:tab/><text:tab/>TIMER – Turn on screen saver after x seconds</text:p>
      <text:p text:style-name="P2"><text:tab/><text:tab/><text:tab/><text:tab/>SENSITIVITY – Turn off screen saver when person is x distance away</text:p>
      <text:p text:style-name="P2"><text:tab/><text:tab/><text:tab/><text:tab/>MANUAL START – Start the screen saver manually rather than waiting</text:p>
      <text:p text:style-name="P2"><text:tab/><text:tab/><text:tab/><text:tab/>ON/OFF – If the operator wants to have a screen saver run or not</text:p>
      <text:p text:style-name="P2"/>
      <text:p text:style-name="P3">QUIT button:</text:p>
      <text:p text:style-name="P3"><text:tab/>Only available after the start button has been pressed until validation has been complete.</text:p>
      <text:p text:style-name="P3"/>
      <text:p text:style-name="P3">BACK button:</text:p>
      <text:p text:style-name="P3"><text:tab/>Only available after the start button has been pressed.</text:p>
      <text:p text:style-name="P3"><text:tab/>Not available during authentication.</text:p>
      <text:p text:style-name="P3"/>
      <text:p text:style-name="P4">HELP button:</text:p>
      <text:p text:style-name="P4"><text:tab/>Polite chime indicating help is needed. Flashes beacon yellow</text:p>
      <text:p text:style-name="P4"/>
      <text:p text:style-name="P4">TRY AGAIN button:</text:p>
      <text:p text:style-name="P4"><text:tab/>Allows user to try what ever process they were at. Resets local values back to the page before.</text:p>
      <text:p text:style-name="P4"/>
      <text:p text:style-name="P4">NEXT button:</text:p>
      <text:p text:style-name="P4"><text:tab/>Confirms the items if selected.</text:p>
      <text:p text:style-name="P4"><text:tab/>Only </text:p>
      <text:p text:style-name="P4"/>
      <text:p text:style-name="P4">EJECT ID button:</text:p>
      <text:p text:style-name="P4"><text:tab/>ID ejects, brings user to insert ID page</text:p>
      <text:p text:style-name="P4"/>
      <text:p text:style-name="P4">SUBMIT button:</text:p>
      <text:p text:style-name="P4"><text:tab/>Starts the program process.</text:p>
      <text:p text:style-name="P4"/>
      <text:p text:style-name="P4"/>
      <text:p text:style-name="P6">Error codes:</text:p>
      <text:p text:style-name="P1"><text:tab/><text:span text:style-name="T1">200 – Network Errors</text:span></text:p>
      <text:p text:style-name="P1"><text:span text:style-name="T1"><text:tab/></text:span><text:span text:style-name="T2">201 – Server connection failed</text:span></text:p>
      <text:p text:style-name="P1"><text:span text:style-name="T2"><text:tab/>202 – Database connection failed</text:span></text:p>
      <text:p text:style-name="P1"><text:span text:style-name="T2"><text:tab/>203 – Internet connection failed</text:span></text:p>
      <text:p text:style-name="P1"><text:span text:style-name="T2"><text:tab/>2</text:span><text:span text:style-name="T3">10</text:span><text:span text:style-name="T2"> – General failure</text:span></text:p>
      <text:p text:style-name="P1"><text:tab/><text:span text:style-name="T1">300 – Identification Errors</text:span></text:p>
      <text:p text:style-name="P1"><text:tab/>301 – Camera failed to initialize</text:p>
      <text:p text:style-name="P1"><text:tab/>302 – Could not detect barcode</text:p>
      <text:p text:style-name="P1"><text:tab/>303 – Invalid barcode type, check security</text:p>
      <text:p text:style-name="P1"><text:tab/>304 – Invalid ID, check security</text:p>
      <text:p text:style-name="P1"><text:tab/>305 – No Hologram detected, check security</text:p>
      <text:p text:style-name="P1"><text:tab/><text:span text:style-name="T5">306 – Invalid pin attempt</text:span></text:p>
      <text:p text:style-name="P1"><text:tab/><text:span text:style-name="T5">307 – Brute forced pin, locked, check security</text:span></text:p>
      <text:p text:style-name="P1"><text:tab/>3<text:span text:style-name="T5">10</text:span> – General failure</text:p>
      <text:p text:style-name="P5"><text:tab/><text:span text:style-name="T1">400 – Pickup Errors</text:span></text:p>
      <text:p text:style-name="P5"><text:span text:style-name="T1"><text:tab/></text:span><text:span text:style-name="T2">401 – User not in system</text:span></text:p>
      <text:p text:style-name="P5"><text:span text:style-name="T2"><text:tab/>402 – All items picked up</text:span></text:p>
      <text:p text:style-name="P5"><text:span text:style-name="T2"><text:tab/>403 – General failure</text:span></text:p>
      <text:p text:style-name="P1"><text:tab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5:28:35.989000000</meta:creation-date>
    <dc:date>2020-03-08T19:24:14.757000000</dc:date>
    <meta:editing-duration>P1DT19H33M54S</meta:editing-duration>
    <meta:editing-cycles>1</meta:editing-cycles>
    <meta:document-statistic meta:table-count="0" meta:image-count="0" meta:object-count="0" meta:page-count="2" meta:paragraph-count="55" meta:word-count="319" meta:character-count="2062" meta:non-whitespace-character-count="1687"/>
    <meta:generator>LibreOffice/6.2.3.2$Windows_X86_64 LibreOffice_project/aecc05fe267cc68dde00352a451aa867b3b546ac</meta:generator>
  </office:meta>
</office:document-meta>
</file>